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87866" officeooo:paragraph-rsid="00187866"/>
    </style:style>
    <style:style style:name="P2" style:family="paragraph" style:parent-style-name="Standard">
      <style:paragraph-properties fo:text-align="justify" style:justify-single-word="false"/>
      <style:text-properties officeooo:rsid="00187866" officeooo:paragraph-rsid="001cc015"/>
    </style:style>
    <style:style style:name="P3" style:family="paragraph" style:parent-style-name="Standard">
      <style:paragraph-properties fo:text-align="justify" style:justify-single-word="false"/>
      <style:text-properties officeooo:rsid="00187866" officeooo:paragraph-rsid="0020b8d7"/>
    </style:style>
    <style:style style:name="P4" style:family="paragraph" style:parent-style-name="Standard">
      <style:paragraph-properties fo:text-align="justify" style:justify-single-word="false"/>
      <style:text-properties officeooo:rsid="00187866" officeooo:paragraph-rsid="00226a9f"/>
    </style:style>
    <style:style style:name="P5" style:family="paragraph" style:parent-style-name="Standard">
      <style:paragraph-properties fo:text-align="justify" style:justify-single-word="false"/>
      <style:text-properties officeooo:rsid="00187866" officeooo:paragraph-rsid="0023800a"/>
    </style:style>
    <style:style style:name="P6" style:family="paragraph" style:parent-style-name="Standard">
      <style:paragraph-properties fo:text-align="justify" style:justify-single-word="false"/>
      <style:text-properties officeooo:rsid="001c9965" officeooo:paragraph-rsid="001c9965"/>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text-properties fo:font-style="italic" officeooo:paragraph-rsid="001cc015" style:font-style-asian="italic" style:font-style-complex="italic"/>
    </style:style>
    <style:style style:name="P9" style:family="paragraph" style:parent-style-name="Standard">
      <style:paragraph-properties fo:text-align="justify" style:justify-single-word="false"/>
      <style:text-properties officeooo:paragraph-rsid="00187866"/>
    </style:style>
    <style:style style:name="P10" style:family="paragraph" style:parent-style-name="Standard">
      <style:paragraph-properties fo:text-align="justify" style:justify-single-word="false"/>
      <style:text-properties officeooo:paragraph-rsid="001cc015"/>
    </style:style>
    <style:style style:name="P11" style:family="paragraph" style:parent-style-name="Standard">
      <style:paragraph-properties fo:text-align="justify" style:justify-single-word="false"/>
      <style:text-properties officeooo:paragraph-rsid="0020b8d7"/>
    </style:style>
    <style:style style:name="P12" style:family="paragraph" style:parent-style-name="Standard">
      <style:paragraph-properties fo:text-align="justify" style:justify-single-word="false"/>
      <style:text-properties officeooo:paragraph-rsid="00226a9f"/>
    </style:style>
    <style:style style:name="P13" style:family="paragraph" style:parent-style-name="Standard">
      <style:paragraph-properties fo:text-align="justify" style:justify-single-word="false"/>
      <style:text-properties officeooo:paragraph-rsid="0023800a"/>
    </style:style>
    <style:style style:name="P14" style:family="paragraph" style:parent-style-name="Standard">
      <style:paragraph-properties fo:text-align="justify" style:justify-single-word="false"/>
      <style:text-properties officeooo:rsid="0023800a" officeooo:paragraph-rsid="0023800a"/>
    </style:style>
    <style:style style:name="P15" style:family="paragraph" style:parent-style-name="Text_20_body">
      <style:paragraph-properties fo:text-align="justify" style:justify-single-word="false"/>
      <style:text-properties officeooo:rsid="00187866" officeooo:paragraph-rsid="00187866"/>
    </style:style>
    <style:style style:name="P16" style:family="paragraph" style:parent-style-name="Text_20_body">
      <style:paragraph-properties fo:text-align="justify" style:justify-single-word="false"/>
      <style:text-properties officeooo:rsid="00187866" officeooo:paragraph-rsid="00226a9f"/>
    </style:style>
    <style:style style:name="P17" style:family="paragraph" style:parent-style-name="Text_20_body">
      <style:paragraph-properties fo:text-align="justify" style:justify-single-word="false"/>
      <style:text-properties fo:font-weight="bold" officeooo:rsid="00187866" officeooo:paragraph-rsid="00187866" style:font-weight-asian="bold" style:font-weight-complex="bold"/>
    </style:style>
    <style:style style:name="P18" style:family="paragraph" style:parent-style-name="Text_20_body">
      <style:paragraph-properties fo:text-align="justify" style:justify-single-word="false"/>
      <style:text-properties officeooo:rsid="00192b42" officeooo:paragraph-rsid="00192b42"/>
    </style:style>
    <style:style style:name="P19" style:family="paragraph" style:parent-style-name="Text_20_body">
      <style:paragraph-properties fo:text-align="justify" style:justify-single-word="false"/>
      <style:text-properties officeooo:rsid="001cc015" officeooo:paragraph-rsid="001cc015"/>
    </style:style>
    <style:style style:name="P20" style:family="paragraph" style:parent-style-name="Text_20_body">
      <style:paragraph-properties fo:text-align="justify" style:justify-single-word="false"/>
      <style:text-properties officeooo:rsid="001d4773" officeooo:paragraph-rsid="001d4773"/>
    </style:style>
    <style:style style:name="P21" style:family="paragraph" style:parent-style-name="Text_20_body">
      <style:paragraph-properties fo:text-align="justify" style:justify-single-word="false"/>
      <style:text-properties officeooo:rsid="001ecba4" officeooo:paragraph-rsid="001ecba4"/>
    </style:style>
    <style:style style:name="P22" style:family="paragraph" style:parent-style-name="Text_20_body">
      <style:paragraph-properties fo:text-align="justify" style:justify-single-word="false"/>
      <style:text-properties officeooo:rsid="0020b8d7" officeooo:paragraph-rsid="0020b8d7"/>
    </style:style>
    <style:style style:name="P23" style:family="paragraph" style:parent-style-name="Text_20_body">
      <style:paragraph-properties fo:text-align="justify" style:justify-single-word="false"/>
      <style:text-properties officeooo:rsid="00226a9f" officeooo:paragraph-rsid="00226a9f"/>
    </style:style>
    <style:style style:name="P24" style:family="paragraph" style:parent-style-name="Text_20_body">
      <style:paragraph-properties fo:text-align="justify" style:justify-single-word="false"/>
      <style:text-properties officeooo:rsid="00231d23" officeooo:paragraph-rsid="00231d23"/>
    </style:style>
    <style:style style:name="P25" style:family="paragraph" style:parent-style-name="Text_20_body">
      <style:paragraph-properties fo:text-align="justify" style:justify-single-word="false"/>
      <style:text-properties officeooo:rsid="0023800a" officeooo:paragraph-rsid="0023800a"/>
    </style:style>
    <style:style style:name="P26" style:family="paragraph" style:parent-style-name="Text_20_body">
      <style:paragraph-properties fo:text-align="justify" style:justify-single-word="false"/>
      <style:text-properties officeooo:rsid="00243de2" officeooo:paragraph-rsid="00243de2"/>
    </style:style>
    <style:style style:name="P27" style:family="paragraph" style:parent-style-name="Title">
      <style:paragraph-properties fo:text-align="justify" style:justify-single-word="false"/>
      <style:text-properties fo:font-size="22pt" style:font-size-asian="22pt" style:font-size-complex="22pt"/>
    </style:style>
    <style:style style:name="P28" style:family="paragraph" style:parent-style-name="Heading_20_3">
      <style:paragraph-properties fo:text-align="justify" style:justify-single-word="false"/>
    </style:style>
    <style:style style:name="P29" style:family="paragraph" style:parent-style-name="Heading_20_3">
      <style:paragraph-properties fo:text-align="justify" style:justify-single-word="false"/>
      <style:text-properties officeooo:paragraph-rsid="00187866"/>
    </style:style>
    <style:style style:name="P30" style:family="paragraph" style:parent-style-name="Heading_20_3">
      <style:paragraph-properties fo:text-align="justify" style:justify-single-word="false"/>
      <style:text-properties officeooo:rsid="00187866" officeooo:paragraph-rsid="00187866"/>
    </style:style>
    <style:style style:name="T1" style:family="text">
      <style:text-properties officeooo:rsid="00187866"/>
    </style:style>
    <style:style style:name="T2" style:family="text">
      <style:text-properties fo:font-weight="bold" style:font-weight-asian="bold" style:font-weight-complex="bold"/>
    </style:style>
    <style:style style:name="T3" style:family="text">
      <style:text-properties officeooo:rsid="001aac2c"/>
    </style:style>
    <style:style style:name="T4" style:family="text">
      <style:text-properties fo:font-style="italic" style:font-style-asian="italic" style:font-style-complex="italic"/>
    </style:style>
    <style:style style:name="T5" style:family="text">
      <style:text-properties fo:font-style="italic" officeooo:rsid="00187866" style:font-style-asian="italic" style:font-style-complex="italic"/>
    </style:style>
    <style:style style:name="T6" style:family="text">
      <style:text-properties officeooo:rsid="00226a9f"/>
    </style:style>
    <style:style style:name="T7" style:family="text">
      <style:text-properties officeooo:rsid="00290c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ocumentación sprint5</text:p>
      <text:p text:style-name="P1"/>
      <text:p text:style-name="P1"/>
      <text:h text:style-name="P28" text:outline-level="3">1. “principle of least astonishment”</text:h>
      <text:p text:style-name="P9"/>
      <text:p text:style-name="P9">Este principio establece que cuando dos elementos de una interfaz entran en conflicto o son ambiguos, el comportamiento del programa ha de ser el que genere la mínima sorpresa por parte del usuario. En particular, un programador debería pensar en el comportamiento que menos sorprenda a quien use el programa en lugar del más natural para quien conozca el comportamiento interno del mismo.</text:p>
      <text:p text:style-name="P9"/>
      <text:p text:style-name="P6">A la hora de buscar en nuestra aplicación, el usuario escribía su búsqueda en el cuadro de búsqueda y al contrario que ocurre en otras aplicaciones del entorno, no se realizaba la búsqueda al hacer intro en el teclado. Había que pulsar otro botón anexo. Lo hemos corregido eliminando el botón y habilitando esta opción dentro del propio cuadro de búsqueda.</text:p>
      <text:p text:style-name="P9"/>
      <text:p text:style-name="P9"/>
      <text:p text:style-name="P9"/>
      <text:p text:style-name="P9"/>
      <text:h text:style-name="P29" text:outline-level="3"><text:span text:style-name="T1">2</text:span>. <text:span text:style-name="T1">Documenta y corrige los casos en que la interface:</text:span></text:h>
      <text:p text:style-name="P15"/>
      <text:p text:style-name="P15"><text:tab/><text:span text:style-name="T2">no gestiona los errores:</text:span></text:p>
      <text:p text:style-name="P26">En un primer momento, nuestra aplicación no controlaba los errores a la hora de introducir los datos de la película. Por ello, en este apartado hemos añadido una función de control de esta circunstancia. </text:p>
      <text:p text:style-name="P26">Hemos hecho que para cada campo sólo permita el tipo de dato que utiliza la funcionalidad (por ejemplo para el título un string y para el año de estreno un integer). En caso de error hemos programado la misma para que se muestre un diálogo de error y permita de nuevo al usuario introducir los datos correctos.</text:p>
      <text:p text:style-name="P26"/>
      <text:p text:style-name="P15"><text:tab/><text:span text:style-name="T2">no proporciona feedback cuando es necesario:</text:span></text:p>
      <text:p text:style-name="P17"/>
      <text:p text:style-name="P18">Relacionado con el siguiente punto, el programa no proporcionaba feedback a los usuarios cuando <text:span text:style-name="T3">pulsaban en películas recomendadas. Ahora aparece un diálogo que muestra que se está cargando la información.</text:span></text:p>
      <text:p text:style-name="P26">Del mismo modo, cuando el usuario no introduce los datos necesarios para añadir una nueva película o editar una existente, se le muestra un diálogo de error para que pueda subsanarlo y hacerlo correctamente.</text:p>
      <text:p text:style-name="P15"/>
      <text:p text:style-name="P17"><text:soft-page-break/><text:tab/>no gestiona la concurrencia, i.e. se bloquea:</text:p>
      <text:p text:style-name="P18">El programa no gestionaba la concurrencia cuando se hacía clic en el botón de películas recomendadas (relacionadas con la película seleccionada). Para ello hemos hecho uso de threads, corrigiendo de este modo el bloqueo de la aplicación.</text:p>
      <text:p text:style-name="P15"/>
      <text:h text:style-name="P30" text:outline-level="3">3. Gnome Human Interface Guidelines</text:h>
      <text:p text:style-name="P15"/>
      <text:p text:style-name="P7">Give your application a clear focus</text:p>
      <text:p text:style-name="P19"/>
      <text:p text:style-name="P19">Nuestra aplicación sigue un claro objetivo: no es otro que el de suministrar una base de datos de películas de uso personal, tanto para añadir películas vistas como aquellas que el usuario desee agregar como pendientes. Alrededor de esta función principal se han añadido otras muy específicas que giran en torno a la primera: eliminar película, añadir nueva, editar película existente, buscar por palabra clave y buscar películas relacionadas.</text:p>
      <text:p text:style-name="P8"/>
      <text:p text:style-name="P8">Keep user interface complexity to a minimum</text:p>
      <text:p text:style-name="P10"/>
      <text:p text:style-name="P19">Hemos prescindido de todos los botones posibles, haciendo la interfaz más limpia y simple. Dos casos concretos ilustran esta circunstancia: en primer lugar hemos eliminado el botón de “editar seleccionada”. En la versión final se resume a hacer doble clic sobre la película a editar y los campos a editar se auto completan. También hemos eliminado el botón de búsqueda, siendo más sencillo y claro para el usuario añadir el campo correspondiente y pulsar intro.</text:p>
      <text:p text:style-name="P19"/>
      <text:p text:style-name="P8">Require as little work from the user as possible</text:p>
      <text:p text:style-name="P10"/>
      <text:p text:style-name="P19">Hemos reducido los pasos al máximo para llevar a cabo las tareas. Para editar hemos eliminado un paso intermedio que era pulsar en el botón de editar. Para eliminar, en vez de tener que buscarla por título, hemos adaptado la aplicación para que seleccionando la película en la lista y haciendo clic en <text:s text:c="3"/>eliminar seleccionada, se elimine. Reduciendo al máximo los pasos intermedos.</text:p>
      <text:p text:style-name="P19"/>
      <text:p text:style-name="P8">Create a clear hierarchy</text:p>
      <text:p text:style-name="P2"/>
      <text:p text:style-name="P20">En nuestra aplicación, lo más importante se encuentra en la parte superior, como son los botones de eliminar pelicula y recomendaciones o el cuadro de búsqueda. </text:p>
      <text:p text:style-name="P20">También de izquierda a derecha en la medida en que los cuadros necesarios para editar se encuentran en el lateral izquierdo, mientras que la lista se encuentra visible en el derecho.</text:p>
      <text:p text:style-name="P19"/>
      <text:p text:style-name="P19"/>
      <text:p text:style-name="P10"><text:soft-page-break/>Prioritize content</text:p>
      <text:p text:style-name="P2"/>
      <text:p text:style-name="P20">Sin duda, relacionado con los anteriores puntos, hemos priorizado el contenido, que es la propia lista de películas del usuario. Siendo este el elemento que más espacio ocupa en la aplicación. Los botones y funciones adicionales se han reducido de forma que no distraigan al usuario del objeto principal de la aplicación.</text:p>
      <text:p text:style-name="P19"/>
      <text:p text:style-name="P10">Provide quick and effective search</text:p>
      <text:p text:style-name="P2"/>
      <text:p text:style-name="P20">Una aplicación destinada a funcionar como base de datos de películas debía contar con un botón de búsqueda que agilice determinadas funcionalidades. Por ello hemos programado un cuadro de búsqueda que identifica coincidencias en títulos y descripciones de películas agregadas. Lo hemos colocado en la esquina superior izquierda para facilitar el acceso al usuario. </text:p>
      <text:p text:style-name="P19"/>
      <text:p text:style-name="P10">Visual layout</text:p>
      <text:p text:style-name="P2"/>
      <text:p text:style-name="P21">Hemos cuidado especialmente la apariencia de nuestra aplicación. Por ello nos hemos preocupado de puntos incorporados en los <text:span text:style-name="T5">Gnome Human Interface Guidelines </text:span><text:span text:style-name="T1"><text:s/></text:span>como: respetar los espacios entre los elementos y guardar en lo posible las mismas distancias entre ellos (siendo consistentes), agrupando los botones y cuadros de información (por ejemplo los relativos a la lista en el header y los necesarios para editar o añadir películas, en la parte izquierda de la aplicación).</text:p>
      <text:p text:style-name="P26">Al ampliar/reducir el tamaño de la pantalla los botones y demás elementos de la aplicación se van adaptando al mismo, ampliándose o reduciéndose al mismo tiempo.</text:p>
      <text:p text:style-name="P19"/>
      <text:p text:style-name="P11">Icons and artwork</text:p>
      <text:p text:style-name="P11"/>
      <text:p text:style-name="P3"/>
      <text:p text:style-name="P22">En la aplicación contamos con algunos iconos que ayudan a relacionar el botón con su utilidad, como en el caso de eliminar película o confirmar una adición nueva. Hemos hecho uso de los <text:span text:style-name="T4">Gnome stock icons</text:span>, por ser ya familiares a los usuarios de la plataforma.</text:p>
      <text:p text:style-name="P15"/>
      <text:p text:style-name="P12"><text:span text:style-name="T6">W</text:span>riting style</text:p>
      <text:p text:style-name="P4"/>
      <text:p text:style-name="P23">Los textos han sido limitados a los estrictamente necesarios como las etiquetas de los cuadros destinados a introducir información. También, como usuarios de aplicaciones similares, hemos utilizado un lenguaje propio de la temática (utilizando descripciones como películas pendientes y no películas sin ver). </text:p>
      <text:p text:style-name="P23">A pesar de su utilidad para disminuir el tamaño de determinados botones, hemos decidido prescindir de abreviaturas como se aconseja en la propia guía.</text:p>
      <text:p text:style-name="P16"/>
      <text:p text:style-name="P16"><text:soft-page-break/></text:p>
      <text:p text:style-name="P12">Keyboard input</text:p>
      <text:p text:style-name="P12"/>
      <text:p text:style-name="P4"/>
      <text:p text:style-name="P23">A través del tabulador es posible navegar con orden dentro de los distintos elementos de nuestra aplicación.</text:p>
      <text:p text:style-name="P23">Además es posible activar botones pulsando la tecla <text:span text:style-name="T7">i</text:span>ntro cuando tienen el foco activado. La búsqueda también se acciona al pulsar la tecla intro.</text:p>
      <text:p text:style-name="P24">También cumple los atajos destinados a ampliar el tamaño, ajustar el mismo a un lado de la pantalla o moverlo a otras pantallas dentro de las áreas de trabajo.</text:p>
      <text:p text:style-name="P24"/>
      <text:p text:style-name="P14">Accesibilidad</text:p>
      <text:p text:style-name="P13"/>
      <text:p text:style-name="P5"/>
      <text:p text:style-name="P25">Nos hemos esforzado en hacer la aplicación accesible a todo el mundo, por ello es compatible con el modo de alto contraste y también con el modo de lectura. Para ello hemos utilizado colores compatibles con este modo y hemos vinculado las etiquetas con los cuadros para rellenar con información en los casos necesarios.</text:p>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7:24:56.508192196</meta:creation-date>
    <dc:date>2016-10-14T19:59:02.177266440</dc:date>
    <meta:editing-duration>PT1H18M17S</meta:editing-duration>
    <meta:editing-cycles>15</meta:editing-cycles>
    <meta:generator>LibreOffice/5.1.4.2$Linux_X86_64 LibreOffice_project/10m0$Build-2</meta:generator>
    <meta:document-statistic meta:table-count="0" meta:image-count="0" meta:object-count="0" meta:page-count="4" meta:paragraph-count="41" meta:word-count="1104" meta:character-count="6842" meta:non-whitespace-character-count="5768"/>
  </office:meta>
</office:document-meta>
</file>